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name is Malcolm Reynolds and I'm the capt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02:29</meta:creation-date>
    <dc:date>2010-09-22T21:15:37</dc:date>
    <meta:editing-duration>PT00H02M45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1" meta:paragraph-count="1" meta:word-count="8" meta:character-count="45"/>
    <dc:creator>Tomas Kramar</dc:creator>
  </office:meta>
</office:document-meta>
</file>